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80" draw:fill="hatch" draw:fill-color="#99cc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5.24cm" svg:x="7.005cm" svg:y="7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5cm" svg:height="1.31cm" svg:x="0.735cm" svg:y="0.725cm">
          <draw:text-box>
            <text:p><text:span text:style-name="T1">MoveIt Setup Assistant</text:span></text:p>
            <text:p><text:span text:style-name="T2">API Overview</text:span></text:p>
          </draw:text-box>
        </draw:frame>
        <draw:custom-shape draw:style-name="gr3" draw:text-style-name="P3" xml:id="id2" draw:id="id2" draw:layer="layout" svg:width="3.284cm" svg:height="0.817cm" svg:x="6.755cm" svg:y="5.198cm">
          <text:p text:style-name="P1"><text:span text:style-name="T3">navigation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5.385cm" svg:y1="6.132cm" svg:x2="6.755cm" svg:y2="5.606cm" draw:start-shape="id1" draw:start-glue-point="1" draw:end-shape="id2" draw:end-glue-point="3" svg:d="m5385 6132h501l368-526h501" svg:viewBox="0 0 1371 527">
          <text:p/>
        </draw:connector>
        <draw:custom-shape draw:style-name="gr5" draw:text-style-name="P3" xml:id="id3" draw:id="id3" draw:layer="layout" svg:width="4.655cm" svg:height="1.905cm" svg:x="0.73cm" svg:y="2.64cm">
          <text:p text:style-name="P1"><text:span text:style-name="T4">setup_assistant_main</text:span></text:p>
          <text:p text:style-name="P1"><text:span text:style-name="T5">Startup bin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175cm" svg:height="1.045cm" svg:x="17.78cm" svg:y="0.635cm">
          <draw:text-box>
            <text:p text:style-name="P4"><text:span text:style-name="T6">20 Nov 2012</text:span></text:p>
          </draw:text-box>
        </draw:frame>
        <draw:custom-shape draw:style-name="gr5" draw:text-style-name="P3" xml:id="id1" draw:id="id1" draw:layer="layout" svg:width="4.655cm" svg:height="1.905cm" svg:x="0.73cm" svg:y="5.18cm">
          <text:p text:style-name="P1"><text:span text:style-name="T4">setup_assistant_widget</text:span></text:p>
          <text:p text:style-name="P1"><text:span text:style-name="T5">Main Qt Window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6.577cm" svg:height="1.117cm" svg:x="6.223cm" svg:y="7.873cm">
          <text:p text:style-name="P1"><text:span text:style-name="T7">start_screen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6.577cm" svg:height="1.117cm" svg:x="6.223cm" svg:y="10.543cm">
          <text:p text:style-name="P1"><text:span text:style-name="T7">planning_group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6" draw:id="id6" draw:layer="layout" svg:width="6.577cm" svg:height="1.117cm" svg:x="6.223cm" svg:y="9.229cm">
          <text:p text:style-name="P1"><text:span text:style-name="T7">default_collision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6.577cm" svg:height="1.117cm" svg:x="6.223cm" svg:y="11.845cm">
          <text:p text:style-name="P1"><text:span text:style-name="T7">robot_pose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6.577cm" svg:height="1.117cm" svg:x="6.223cm" svg:y="15.875cm">
          <text:p text:style-name="P1"><text:span text:style-name="T7">passive_joint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4" draw:id="id14" draw:layer="layout" svg:width="6.577cm" svg:height="1.117cm" svg:x="6.223cm" svg:y="13.153cm">
          <text:p text:style-name="P1"><text:span text:style-name="T7">end_effector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5" draw:id="id15" draw:layer="layout" svg:width="6.577cm" svg:height="1.117cm" svg:x="6.223cm" svg:y="14.523cm">
          <text:p text:style-name="P1"><text:span text:style-name="T7">virtual_joint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284cm" svg:height="0.817cm" svg:x="6.755cm" svg:y="6.168cm">
          <text:p text:style-name="P1"><text:span text:style-name="T3">header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057cm" svg:y1="4.545cm" svg:x2="3.057cm" svg:y2="5.18cm" draw:start-shape="id3" draw:start-glue-point="2" draw:end-shape="id1" draw:end-glue-point="0" svg:d="m3057 4545v635" svg:viewBox="0 0 1 636">
          <text:p/>
        </draw:connector>
        <draw:connector draw:style-name="gr7" draw:text-style-name="P1" draw:layer="layout" draw:type="lines" svg:x1="3.057cm" svg:y1="7.085cm" svg:x2="6.223cm" svg:y2="8.431cm" draw:start-shape="id1" draw:start-glue-point="2" draw:end-shape="id4" svg:d="m3057 7085v501l2664 845h502" svg:viewBox="0 0 3167 1347">
          <text:p/>
        </draw:connector>
        <draw:connector draw:style-name="gr7" draw:text-style-name="P1" draw:layer="layout" draw:type="lines" svg:x1="3.057cm" svg:y1="7.085cm" svg:x2="6.223cm" svg:y2="11.101cm" draw:start-shape="id1" draw:start-glue-point="2" draw:end-shape="id5" svg:d="m3057 7085v501l2664 3515h502" svg:viewBox="0 0 3167 4017">
          <text:p/>
        </draw:connector>
        <draw:connector draw:style-name="gr7" draw:text-style-name="P1" draw:layer="layout" draw:type="lines" svg:x1="3.057cm" svg:y1="7.085cm" svg:x2="6.223cm" svg:y2="9.787cm" draw:start-shape="id1" draw:start-glue-point="2" draw:end-shape="id6" draw:end-glue-point="3" svg:d="m3057 7085v501l2664 2201h502" svg:viewBox="0 0 3167 2703">
          <text:p/>
        </draw:connector>
        <draw:connector draw:style-name="gr7" draw:text-style-name="P1" draw:layer="layout" draw:type="lines" svg:x1="3.057cm" svg:y1="7.085cm" svg:x2="6.223cm" svg:y2="12.403cm" draw:start-shape="id1" draw:start-glue-point="2" draw:end-shape="id7" draw:end-glue-point="3" svg:d="m3057 7085v501l2664 4817h502" svg:viewBox="0 0 3167 5319">
          <text:p/>
        </draw:connector>
        <draw:connector draw:style-name="gr7" draw:text-style-name="P1" draw:layer="layout" draw:type="lines" svg:x1="3.057cm" svg:y1="7.085cm" svg:x2="6.223cm" svg:y2="16.433cm" draw:start-shape="id1" draw:start-glue-point="2" draw:end-shape="id8" svg:d="m3057 7085v501l2664 8847h502" svg:viewBox="0 0 3167 9349">
          <text:p/>
        </draw:connector>
        <draw:connector draw:style-name="gr4" draw:text-style-name="P1" draw:layer="layout" draw:type="lines" svg:x1="5.385cm" svg:y1="6.132cm" svg:x2="6.755cm" svg:y2="6.576cm" draw:start-shape="id1" draw:start-glue-point="1" draw:end-shape="id9" draw:end-glue-point="3" svg:d="m5385 6132h501l368 444h501" svg:viewBox="0 0 1371 445">
          <text:p/>
        </draw:connector>
        <draw:custom-shape draw:style-name="gr5" draw:text-style-name="P3" xml:id="id11" draw:id="id11" draw:layer="layout" svg:width="4.655cm" svg:height="1.905cm" svg:x="7.218cm" svg:y="20.51cm">
          <text:p text:style-name="P1"><text:span text:style-name="T4">moveit_config_data</text:span></text:p>
          <text:p text:style-name="P1"><text:span text:style-name="T5">Holds all configuration files and SRDF data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0" draw:id="id10" draw:layer="layout" svg:width="6.615cm" svg:height="1.117cm" svg:x="14.175cm" svg:y="9.213cm">
          <text:p text:style-name="P1"><text:span text:style-name="T7">compute_default_collisions_t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8cm" svg:y1="9.787cm" svg:x2="14.175cm" svg:y2="9.771cm" draw:start-shape="id6" draw:start-glue-point="1" draw:end-shape="id10" draw:end-glue-point="3" svg:d="m12800 9787 1375-16" svg:viewBox="0 0 1376 17">
          <text:p/>
        </draw:connector>
        <draw:custom-shape draw:style-name="gr5" draw:text-style-name="P3" xml:id="id12" draw:id="id12" draw:layer="layout" svg:width="4.655cm" svg:height="1.905cm" svg:x="13.935cm" svg:y="20.52cm">
          <text:p text:style-name="P1"><text:span text:style-name="T4">srdf_writer</text:span></text:p>
          <text:p text:style-name="P1"><text:span text:style-name="T5">Holds SRDF data and writes to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1.873cm" svg:y1="21.462cm" svg:x2="13.935cm" svg:y2="21.472cm" draw:start-shape="id11" draw:start-glue-point="1" draw:end-shape="id12" draw:end-glue-point="3" svg:d="m11873 21462h501l1059 10h502" svg:viewBox="0 0 2063 11">
          <text:p/>
        </draw:connector>
        <draw:custom-shape draw:style-name="gr9" draw:text-style-name="P3" xml:id="id16" draw:id="id16" draw:layer="layout" svg:width="4.655cm" svg:height="1.905cm" svg:x="13.97cm" svg:y="23.98cm">
          <text:p text:style-name="P1"><text:span text:style-name="T4">srdf_parser</text:span></text:p>
          <text:p text:style-name="P1"><text:span text:style-name="T5">Reads S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3" draw:id="id13" draw:layer="layout" svg:width="4.655cm" svg:height="1.905cm" svg:x="7.218cm" svg:y="23.98cm">
          <text:p text:style-name="P1"><text:span text:style-name="T4">urdf_interface</text:span></text:p>
          <text:p text:style-name="P1"><text:span text:style-name="T5">Reads U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687cm" svg:height="0.599cm" svg:x="8.202cm" svg:y="19.564cm">
          <draw:text-box>
            <text:p><text:span text:style-name="T8">(shared pointer)</text:span></text:p>
          </draw:text-box>
        </draw:frame>
        <draw:connector draw:style-name="gr7" draw:text-style-name="P1" draw:layer="layout" draw:type="lines" svg:x1="9.545cm" svg:y1="23.98cm" svg:x2="9.545cm" svg:y2="22.415cm" draw:start-shape="id13" draw:start-glue-point="0" draw:end-shape="id11" draw:end-glue-point="2" svg:d="m9545 23980v-502-562-501" svg:viewBox="0 0 1 1566">
          <text:p/>
        </draw:connector>
        <draw:connector draw:style-name="gr7" draw:text-style-name="P1" draw:layer="layout" draw:type="lines" svg:x1="3.057cm" svg:y1="7.085cm" svg:x2="6.223cm" svg:y2="13.711cm" draw:start-shape="id1" draw:start-glue-point="2" draw:end-shape="id14" draw:end-glue-point="3" svg:d="m3057 7085v501l2664 6125h502" svg:viewBox="0 0 3167 6627">
          <text:p/>
        </draw:connector>
        <draw:connector draw:style-name="gr7" draw:text-style-name="P1" draw:layer="layout" draw:type="lines" svg:x1="3.057cm" svg:y1="7.085cm" svg:x2="6.223cm" svg:y2="15.081cm" draw:start-shape="id1" draw:start-glue-point="2" draw:end-shape="id15" draw:end-glue-point="3" svg:d="m3057 7085v501l2664 7495h502" svg:viewBox="0 0 3167 7997">
          <text:p/>
        </draw:connector>
        <draw:connector draw:style-name="gr7" draw:text-style-name="P1" draw:layer="layout" draw:type="line" svg:x1="16.297cm" svg:y1="23.98cm" svg:x2="16.262cm" svg:y2="22.425cm" draw:start-shape="id16" draw:start-glue-point="0" draw:end-shape="id12" draw:end-glue-point="2" svg:d="m16297 23980-35-1555" svg:viewBox="0 0 36 1556">
          <text:p/>
        </draw:connector>
        <draw:custom-shape draw:style-name="gr3" draw:text-style-name="P3" xml:id="id17" draw:id="id17" draw:layer="layout" svg:width="4.554cm" svg:height="0.635cm" svg:x="15.205cm" svg:y="10.595cm">
          <text:p text:style-name="P1"><text:span text:style-name="T3">double_list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4.554cm" svg:height="0.635cm" svg:x="15.205cm" svg:y="11.43cm">
          <text:p text:style-name="P1"><text:span text:style-name="T3">group_edit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4.554cm" svg:height="0.635cm" svg:x="15.205cm" svg:y="12.296cm">
          <text:p text:style-name="P1"><text:span text:style-name="T3">kinematic_chain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s" svg:x1="12.8cm" svg:y1="11.101cm" svg:x2="15.205cm" svg:y2="10.912cm" draw:start-shape="id5" draw:start-glue-point="1" draw:end-shape="id17" draw:end-glue-point="3" svg:d="m12800 11101h501l1403-189h501" svg:viewBox="0 0 2406 190">
          <text:p/>
        </draw:connector>
        <draw:connector draw:style-name="gr11" draw:text-style-name="P1" draw:layer="layout" draw:type="lines" svg:x1="12.8cm" svg:y1="11.101cm" svg:x2="15.205cm" svg:y2="11.747cm" draw:start-shape="id5" draw:start-glue-point="1" draw:end-shape="id18" draw:end-glue-point="3" svg:d="m12800 11101h501l1403 646h501" svg:viewBox="0 0 2406 647">
          <text:p/>
        </draw:connector>
        <draw:connector draw:style-name="gr11" draw:text-style-name="P1" draw:layer="layout" draw:type="lines" svg:x1="12.8cm" svg:y1="11.101cm" svg:x2="15.205cm" svg:y2="12.613cm" draw:start-shape="id5" draw:start-glue-point="1" draw:end-shape="id19" draw:end-glue-point="3" svg:d="m12800 11101h501l1403 1512h501" svg:viewBox="0 0 2406 1513">
          <text:p/>
        </draw:connector>
        <draw:custom-shape draw:style-name="gr6" draw:text-style-name="P5" xml:id="id20" draw:id="id20" draw:layer="layout" svg:width="6.577cm" svg:height="1.117cm" svg:x="6.222cm" svg:y="17.174cm">
          <text:p text:style-name="P1"><text:span text:style-name="T7">configuration_file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3.057cm" svg:y1="7.085cm" svg:x2="6.222cm" svg:y2="17.732cm" draw:start-shape="id1" draw:start-glue-point="2" draw:end-shape="id20" draw:end-glue-point="3" svg:d="m3057 7085v501l2663 10146h502" svg:viewBox="0 0 3166 106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2-11-20T19:09:03</dc:date>
    <dc:creator>Ioan Sucan</dc:creator>
    <meta:editing-duration>P1DT7H6M28S</meta:editing-duration>
    <meta:editing-cycles>27</meta:editing-cycles>
    <meta:generator>LibreOffice/3.5$Linux_X86_64 LibreOffice_project/350m1$Build-2</meta:generator>
    <meta:printed-by>David Coleman</meta:printed-by>
    <meta:print-date>2012-06-08T13:46:18</meta:print-date>
    <meta:document-statistic meta:object-count="42"/>
  </office:meta>
</office:document-meta>
</file>